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2.6042in" table:align="left"/>
    </style:style>
    <style:style style:name="Table1.A" style:family="table-column">
      <style:table-column-properties style:column-width="1.7396in"/>
    </style:style>
    <style:style style:name="Table1.B" style:family="table-column">
      <style:table-column-properties style:column-width="0.864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officeooo:paragraph-rsid="001c9d1a"/>
    </style:style>
    <style:style style:name="P4" style:family="paragraph" style:parent-style-name="Text_20_body">
      <style:text-properties officeooo:rsid="001c9d1a" officeooo:paragraph-rsid="001c9d1a"/>
    </style:style>
    <style:style style:name="P5" style:family="paragraph" style:parent-style-name="Text_20_body">
      <style:text-properties officeooo:rsid="001e3533" officeooo:paragraph-rsid="001e3533"/>
    </style:style>
    <style:style style:name="P6" style:family="paragraph" style:parent-style-name="Text_20_body">
      <style:text-properties officeooo:rsid="001e3533" officeooo:paragraph-rsid="00228880"/>
    </style:style>
    <style:style style:name="P7" style:family="paragraph" style:parent-style-name="Text_20_body">
      <style:text-properties officeooo:rsid="001e3533" officeooo:paragraph-rsid="00283fea"/>
    </style:style>
    <style:style style:name="P8" style:family="paragraph" style:parent-style-name="Text_20_body">
      <style:text-properties officeooo:rsid="00228880" officeooo:paragraph-rsid="00228880"/>
    </style:style>
    <style:style style:name="P9" style:family="paragraph" style:parent-style-name="Text_20_body">
      <style:paragraph-properties fo:text-align="center" style:justify-single-word="false"/>
      <style:text-properties officeooo:rsid="00228880" officeooo:paragraph-rsid="00228880"/>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paragraph-properties fo:text-align="center" style:justify-single-word="false"/>
      <style:text-properties officeooo:paragraph-rsid="00228880"/>
    </style:style>
    <style:style style:name="P13" style:family="paragraph" style:parent-style-name="Text_20_body">
      <style:text-properties officeooo:rsid="00283fea" officeooo:paragraph-rsid="00283fea"/>
    </style:style>
    <style:style style:name="P14" style:family="paragraph" style:parent-style-name="Text_20_body">
      <style:text-properties officeooo:rsid="002a2823" officeooo:paragraph-rsid="002a2823"/>
    </style:style>
    <style:style style:name="P15" style:family="paragraph" style:parent-style-name="Text_20_body">
      <style:text-properties officeooo:rsid="0023dfb1" officeooo:paragraph-rsid="002a2823"/>
    </style:style>
    <style:style style:name="P16" style:family="paragraph" style:parent-style-name="Text_20_body">
      <style:text-properties officeooo:rsid="0023dfb1" officeooo:paragraph-rsid="0023dfb1"/>
    </style:style>
    <style:style style:name="P17" style:family="paragraph" style:parent-style-name="Text_20_body">
      <style:text-properties officeooo:rsid="002b58b4" officeooo:paragraph-rsid="002b58b4"/>
    </style:style>
    <style:style style:name="P18" style:family="paragraph" style:parent-style-name="Standard">
      <style:text-properties officeooo:rsid="001c9d1a" officeooo:paragraph-rsid="001c9d1a"/>
    </style:style>
    <style:style style:name="P19" style:family="paragraph" style:parent-style-name="Standard">
      <style:text-properties officeooo:paragraph-rsid="001f6da2"/>
    </style:style>
    <style:style style:name="P20" style:family="paragraph" style:parent-style-name="Standard">
      <style:text-properties officeooo:rsid="00283fea" officeooo:paragraph-rsid="00283fea"/>
    </style:style>
    <style:style style:name="P21" style:family="paragraph" style:parent-style-name="Standard">
      <style:text-properties officeooo:rsid="002b58b4" officeooo:paragraph-rsid="002b58b4"/>
    </style:style>
    <style:style style:name="P22" style:family="paragraph" style:parent-style-name="Preformatted_20_Text">
      <style:text-properties fo:font-weight="bold" style:font-weight-asian="bold" style:font-weight-complex="bold"/>
    </style:style>
    <style:style style:name="P23" style:family="paragraph" style:parent-style-name="Standard" style:list-style-name="L1">
      <style:text-properties officeooo:paragraph-rsid="001f6da2"/>
    </style:style>
    <style:style style:name="P24" style:family="paragraph" style:parent-style-name="Standard" style:list-style-name="L1">
      <style:text-properties officeooo:rsid="002a2823" officeooo:paragraph-rsid="002a2823"/>
    </style:style>
    <style:style style:name="P25" style:family="paragraph" style:parent-style-name="Text_20_body" style:list-style-name="L2">
      <style:text-properties officeooo:paragraph-rsid="001f6da2"/>
    </style:style>
    <style:style style:name="P26" style:family="paragraph" style:parent-style-name="Text_20_body" style:list-style-name="L2">
      <style:text-properties officeooo:rsid="002a2823" officeooo:paragraph-rsid="002a2823"/>
    </style:style>
    <style:style style:name="P27" style:family="paragraph" style:parent-style-name="Text_20_body" style:list-style-name="L2">
      <style:text-properties officeooo:rsid="002a2823" officeooo:paragraph-rsid="002bc4dc"/>
    </style:style>
    <style:style style:name="P28" style:family="paragraph" style:parent-style-name="Text_20_body">
      <style:text-properties officeooo:paragraph-rsid="002bc4dc"/>
    </style:style>
    <style:style style:name="P29" style:family="paragraph" style:parent-style-name="Text_20_body">
      <style:text-properties officeooo:rsid="00228880" officeooo:paragraph-rsid="00228880"/>
    </style:style>
    <style:style style:name="P30" style:family="paragraph" style:parent-style-name="Text_20_body">
      <style:text-properties officeooo:rsid="002bc4dc" officeooo:paragraph-rsid="002bc4dc"/>
    </style:style>
    <style:style style:name="P31" style:family="paragraph" style:parent-style-name="Text_20_body">
      <style:paragraph-properties fo:text-align="center" style:justify-single-word="false"/>
      <style:text-properties officeooo:rsid="002bc4dc" officeooo:paragraph-rsid="002bc4dc"/>
    </style:style>
    <style:style style:name="P32" style:family="paragraph" style:parent-style-name="Text_20_body">
      <style:text-properties officeooo:paragraph-rsid="00228880"/>
    </style:style>
    <style:style style:name="P33" style:family="paragraph" style:parent-style-name="Text_20_body">
      <style:text-properties fo:font-weight="bold" officeooo:paragraph-rsid="002bc4dc" style:font-weight-asian="bold" style:font-weight-complex="bold"/>
    </style:style>
    <style:style style:name="P34" style:family="paragraph" style:parent-style-name="Text_20_body">
      <style:text-properties officeooo:rsid="002b58b4" officeooo:paragraph-rsid="002b58b4"/>
    </style:style>
    <style:style style:name="P35" style:family="paragraph" style:parent-style-name="Heading_20_3">
      <style:text-properties officeooo:rsid="001c9d1a" officeooo:paragraph-rsid="001c9d1a"/>
    </style:style>
    <style:style style:name="P36" style:family="paragraph" style:parent-style-name="Heading_20_3">
      <style:text-properties officeooo:paragraph-rsid="001c9d1a"/>
    </style:style>
    <style:style style:name="P37" style:family="paragraph" style:parent-style-name="Heading_20_3">
      <style:text-properties officeooo:rsid="00228880" officeooo:paragraph-rsid="00228880"/>
    </style:style>
    <style:style style:name="P38" style:family="paragraph" style:parent-style-name="Heading_20_3">
      <style:text-properties officeooo:rsid="00228880" officeooo:paragraph-rsid="00283fea"/>
    </style:style>
    <style:style style:name="P39" style:family="paragraph" style:parent-style-name="Heading_20_3">
      <style:text-properties officeooo:rsid="00228880" officeooo:paragraph-rsid="002a2823"/>
    </style:style>
    <style:style style:name="P40" style:family="paragraph" style:parent-style-name="Heading_20_3">
      <style:text-properties officeooo:rsid="002b58b4" officeooo:paragraph-rsid="002b58b4"/>
    </style:style>
    <style:style style:name="P41" style:family="paragraph" style:parent-style-name="Heading_20_3">
      <style:text-properties officeooo:rsid="002a2823" officeooo:paragraph-rsid="002a2823"/>
    </style:style>
    <style:style style:name="P42" style:family="paragraph" style:parent-style-name="Heading_20_3">
      <style:text-properties officeooo:rsid="00283fea" officeooo:paragraph-rsid="00283fea"/>
    </style:style>
    <style:style style:name="P43" style:family="paragraph" style:parent-style-name="Heading_20_3">
      <style:text-properties officeooo:paragraph-rsid="002bc4dc"/>
    </style:style>
    <style:style style:name="P44" style:family="paragraph" style:parent-style-name="Heading_20_2">
      <style:text-properties officeooo:rsid="0023dfb1" officeooo:paragraph-rsid="0023dfb1"/>
    </style:style>
    <style:style style:name="P45" style:family="paragraph" style:parent-style-name="Heading_20_2">
      <style:text-properties officeooo:paragraph-rsid="0023dfb1"/>
    </style:style>
    <style:style style:name="P46" style:family="paragraph" style:parent-style-name="Heading_20_2">
      <style:text-properties officeooo:rsid="001e3533" officeooo:paragraph-rsid="001e3533"/>
    </style:style>
    <style:style style:name="P47" style:family="paragraph" style:parent-style-name="Heading_20_2">
      <style:text-properties officeooo:paragraph-rsid="002a2823"/>
    </style:style>
    <style:style style:name="P48" style:family="paragraph" style:parent-style-name="Preformatted_20_Text">
      <style:text-properties officeooo:rsid="002bc4dc" officeooo:paragraph-rsid="002bc4dc"/>
    </style:style>
    <style:style style:name="P49" style:family="paragraph" style:parent-style-name="Preformatted_20_Text">
      <style:text-properties officeooo:paragraph-rsid="002bc4dc"/>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1c9d1a"/>
    </style:style>
    <style:style style:name="T7" style:family="text">
      <style:text-properties officeooo:rsid="001e3533"/>
    </style:style>
    <style:style style:name="T8" style:family="text">
      <style:text-properties officeooo:rsid="0020f386"/>
    </style:style>
    <style:style style:name="T9" style:family="text">
      <style:text-properties officeooo:rsid="00228880"/>
    </style:style>
    <style:style style:name="T10" style:family="text">
      <style:text-properties style:text-position="super 58%" officeooo:rsid="00228880"/>
    </style:style>
    <style:style style:name="T11" style:family="text">
      <style:text-properties officeooo:rsid="0023dfb1"/>
    </style:style>
    <style:style style:name="T12" style:family="text">
      <style:text-properties officeooo:rsid="00263e8e"/>
    </style:style>
    <style:style style:name="T13" style:family="text">
      <style:text-properties officeooo:rsid="00273975"/>
    </style:style>
    <style:style style:name="T14" style:family="text">
      <style:text-properties officeooo:rsid="00283fea"/>
    </style:style>
    <style:style style:name="T15" style:family="text">
      <style:text-properties officeooo:rsid="00298b3b"/>
    </style:style>
    <style:style style:name="T16" style:family="text">
      <style:text-properties officeooo:rsid="002a2823"/>
    </style:style>
    <style:style style:name="T17" style:family="text">
      <style:text-properties officeooo:rsid="002b58b4"/>
    </style:style>
    <style:style style:name="T18" style:family="text">
      <style:text-properties officeooo:rsid="002bc4d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6">(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parsed and interpreted each time it is executed. If a line is executed ten times, it is parsed and interpreted ten times.</text:p>
      <text:p text:style-name="Text_20_body"><text:span text:style-name="T6">The </text:span>BASIC-1965 <text:span text:style-name="T6">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but that's it for text values.)</text:p>
      <text:h text:style-name="Heading_20_2" text:outline-level="2">BASIC-1965 is really fussy!</text:h>
      <text:p text:style-name="Text_20_body">BASIC-1965 keeps the spirit of the original BASIC language, as much as possible.</text:p>
      <text:p text:style-name="Text_20_body">Commands ("RUN", "LIST"), statements ("PRINT", "LET"), and variable names must be in upper case. Everything must be in upper case, except for text constants in PRINT statements.</text:p>
      <text:h text:style-name="Heading_20_2" text:outline-level="2">Differences from K&amp;K BASIC</text:h>
      <text:p text:style-name="Text_20_body">BASIC-1965 is a simpler and more primitive variant of BASIC than K&amp;K BASIC. I have omitted a number of features described in "BASIC Programming". They are:</text:p>
      <text:list xml:id="list5438316587582305975" text:style-name="L1">
        <text:list-item>
          <text:p text:style-name="P24">DIM statement</text:p>
        </text:list-item>
        <text:list-item>
          <text:p text:style-name="P23">Matrix operations</text:p>
        </text:list-item>
      </text:list>
      <text:p text:style-name="P19"/>
      <text:p text:style-name="Text_20_body">I have also changed a few things:</text:p>
      <text:list xml:id="list840537833671966404" text:style-name="L2">
        <text:list-item>
          <text:p text:style-name="P25">Entered statements will be parsed and spaced "properly" <text:span text:style-name="T14">when listed</text:span></text:p>
        </text:list-item>
        <text:list-item>
          <text:p text:style-name="P26">Variables may have one subscript <text:span text:style-name="T18">but not </text:span>two</text:p>
        </text:list-item>
        <text:list-item>
          <text:p text:style-name="P27">DIM statement is not <text:span text:style-name="T18">implemented</text:span>; Variables may have subscripts with any value</text:p>
        </text:list-item>
      </text:list>
      <text:h text:style-name="Heading_20_1" text:outline-level="1">Running BASIC-1965</text:h>
      <text:h text:style-name="Heading_20_2" text:outline-level="2"><text:span text:style-name="T14">Interactive</text:span> mode</text:h>
      <text:p text:style-name="P8">This is the classic mode, in which the user may edit programs and run them in the BASIC environment. You may use any of the immediate commands (see below).</text:p>
      <text:h text:style-name="Heading_20_2" text:outline-level="2"><text:soft-page-break/>Run mode</text:h>
      <text:p text:style-name="P8">This option runs BASIC-1965 and also runs a specified BASIC program. When the BASIC program ends, BASIC-1965 ends.</text:p>
      <text:p text:style-name="P8">bin/basic.rb <text:span text:style-name="T1">filename</text:span> [-trace] <text:span text:style-name="T18">[notiming]</text:span></text:p>
      <text:p text:style-name="P8">With the -trace option, BASIC-1965 will print each statement prior to executing it.</text:p>
      <text:p text:style-name="P30">With the -notiming option, BASIC-1965 will suppress the CPU time usage at the end of the output.</text:p>
      <text:h text:style-name="Heading_20_3" text:outline-level="3">Immediate commands</text:h>
      <text:p text:style-name="Text_20_body">Immediate commands are executed on the command line. They are not stored as part of the program. They have no line number. <text:span text:style-name="T14">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Text_20_body">Loads a stored program into memory. 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text:p>
      <text:h text:style-name="Heading_20_3" text:outline-level="3">RUN</text:h>
      <text:p text:style-name="Text_20_body">Runs the current program.</text:p>
      <text:p text:style-name="Text_20_body">Syntax:<text:tab/>RUN</text:p>
      <text:h text:style-name="P35" text:outline-level="3">TRACE</text:h>
      <text:p text:style-name="P3">Runs the current program, <text:span text:style-name="T6">displaying each line prior to execution.</text:span></text:p>
      <text:p text:style-name="P3">Syntax:<text:tab/><text:span text:style-name="T6">TRACE</text:span></text:p>
      <text:h text:style-name="P36"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16">and an optional subscript</text:span>.</text:p>
      <text:p text:style-name="Text_20_body"><text:soft-page-break/>Valid names:<text:tab/>A, B, C, D1, E0, F, F1, F2, <text:span text:style-name="T16">G(3), H(17)</text:span></text:p>
      <text:p text:style-name="Text_20_body">Invalid names:<text:tab/>AA, A10, 9Z, A_2, <text:span text:style-name="T16">K(), L(1,0)</text:span></text:p>
      <text:p text:style-name="Text_20_body">Variables do not need to be declared. They are assumed to exist with value zero.</text:p>
      <text:h text:style-name="Heading_20_2" text:outline-level="2">Expressions <text:span text:style-name="T9">and operators</text:span></text:h>
      <text:p text:style-name="P10">BASIC-1965 supports the following <text:span text:style-name="T18">arithmetic </text:span>operations:</text:p>
      <table:table table:name="Table1" table:style-name="Table1">
        <table:table-column table:style-name="Table1.A"/>
        <table:table-column table:style-name="Table1.B"/>
        <table:table-row>
          <table:table-cell table:style-name="Table1.A1" office:value-type="string">
            <text:p text:style-name="P11">Operation</text:p>
          </table:table-cell>
          <table:table-cell table:style-name="Table1.B1" office:value-type="string">
            <text:p text:style-name="P11">Symbol</text:p>
          </table:table-cell>
        </table:table-row>
        <table:table-row>
          <table:table-cell table:style-name="Table1.A2" office:value-type="string">
            <text:p text:style-name="P10">Addition</text:p>
          </table:table-cell>
          <table:table-cell table:style-name="Table1.B2" office:value-type="string">
            <text:p text:style-name="P12">+</text:p>
          </table:table-cell>
        </table:table-row>
        <table:table-row>
          <table:table-cell table:style-name="Table1.A2" office:value-type="string">
            <text:p text:style-name="P10">Subtraction</text:p>
          </table:table-cell>
          <table:table-cell table:style-name="Table1.B2" office:value-type="string">
            <text:p text:style-name="P12">-</text:p>
          </table:table-cell>
        </table:table-row>
        <table:table-row>
          <table:table-cell table:style-name="Table1.A2" office:value-type="string">
            <text:p text:style-name="P10">Multiplication</text:p>
          </table:table-cell>
          <table:table-cell table:style-name="Table1.B2" office:value-type="string">
            <text:p text:style-name="P12">*</text:p>
          </table:table-cell>
        </table:table-row>
        <table:table-row>
          <table:table-cell table:style-name="Table1.A2" office:value-type="string">
            <text:p text:style-name="P10">Division</text:p>
          </table:table-cell>
          <table:table-cell table:style-name="Table1.B2" office:value-type="string">
            <text:p text:style-name="P12">/</text:p>
          </table:table-cell>
        </table:table-row>
        <table:table-row>
          <table:table-cell table:style-name="Table1.A2" office:value-type="string">
            <text:p text:style-name="P8">Exponent</text:p>
          </table:table-cell>
          <table:table-cell table:style-name="Table1.B2" office:value-type="string">
            <text:p text:style-name="P9">^</text:p>
          </table:table-cell>
        </table:table-row>
      </table:table>
      <text:p text:style-name="P10"/>
      <text:p text:style-name="P10">Errors in computation (overflow, underflow, and divide by zero) cause execution to stop.</text:p>
      <text:p text:style-name="P28">BASIC-1965 supports the following <text:span text:style-name="T18">boolean comparisions</text:span>:</text:p>
      <table:table table:name="Table2" table:style-name="Table2">
        <table:table-column table:style-name="Table2.A"/>
        <table:table-column table:style-name="Table2.B"/>
        <table:table-row>
          <table:table-cell table:style-name="Table2.A1" office:value-type="string">
            <text:p text:style-name="P33">Operation</text:p>
          </table:table-cell>
          <table:table-cell table:style-name="Table2.B1" office:value-type="string">
            <text:p text:style-name="P33">Symbol</text:p>
          </table:table-cell>
        </table:table-row>
        <table:table-row>
          <table:table-cell table:style-name="Table2.A2" office:value-type="string">
            <text:p text:style-name="P30">Equal</text:p>
          </table:table-cell>
          <table:table-cell table:style-name="Table2.B2" office:value-type="string">
            <text:p text:style-name="P31">=</text:p>
          </table:table-cell>
        </table:table-row>
        <table:table-row>
          <table:table-cell table:style-name="Table2.A2" office:value-type="string">
            <text:p text:style-name="P30">Not equal</text:p>
          </table:table-cell>
          <table:table-cell table:style-name="Table2.B2" office:value-type="string">
            <text:p text:style-name="P31">&lt;&gt;</text:p>
          </table:table-cell>
        </table:table-row>
        <table:table-row>
          <table:table-cell table:style-name="Table2.A2" office:value-type="string">
            <text:p text:style-name="P30">Greater than</text:p>
          </table:table-cell>
          <table:table-cell table:style-name="Table2.B2" office:value-type="string">
            <text:p text:style-name="P31">&gt;</text:p>
          </table:table-cell>
        </table:table-row>
        <table:table-row>
          <table:table-cell table:style-name="Table2.A2" office:value-type="string">
            <text:p text:style-name="P30">Greater than or equal</text:p>
          </table:table-cell>
          <table:table-cell table:style-name="Table2.B2" office:value-type="string">
            <text:p text:style-name="P31">&gt;=</text:p>
          </table:table-cell>
        </table:table-row>
        <table:table-row>
          <table:table-cell table:style-name="Table2.A2" office:value-type="string">
            <text:p text:style-name="P30">Less than</text:p>
          </table:table-cell>
          <table:table-cell table:style-name="Table2.B2" office:value-type="string">
            <text:p text:style-name="P31">&lt;</text:p>
          </table:table-cell>
        </table:table-row>
        <table:table-row>
          <table:table-cell table:style-name="Table2.A2" office:value-type="string">
            <text:p text:style-name="P30">Less than or equal</text:p>
          </table:table-cell>
          <table:table-cell table:style-name="Table2.B2" office:value-type="string">
            <text:p text:style-name="P31">&lt;=</text:p>
          </table:table-cell>
        </table:table-row>
      </table:table>
      <text:p text:style-name="P28"/>
      <text:h text:style-name="P44" text:outline-level="2">Numeric values</text:h>
      <text:p text:style-name="P16">Numeric values are either integers or floating point. <text:span text:style-name="T17">Integers are stored internally with Ruby's Fixnum class. </text:span>Floating point numbers are store<text:span text:style-name="T17">d</text:span> <text:span text:style-name="T17">as Ruby's Float </text:span>with full precision and printed with six significant digits.</text:p>
      <text:p text:style-name="P17">Numeric constants may be integer or real, and may use E-notation with unsigned exponents. The 'E' must be uppercase; a lowercase 'e' will be rejected. <text:span text:style-name="T18">Exponents must be unsigned.</text:span></text:p>
      <text:p text:style-name="P17">Valid numeric constants: 0, 1, 2, -5, 17, 123456789, 1.03, -2.17, 1E4, -2E3</text:p>
      <text:p text:style-name="P17">Invalid constants: 0A, 1E-2, 3.03+E3, 1e4, <text:span text:style-name="T18">2.37E+4</text:span></text:p>
      <text:h text:style-name="P45" text:outline-level="2">Program statements</text:h>
      <text:p text:style-name="Text_20_body">Program statements are stored as part of the program. Every program statement must have a line <text:soft-page-break/>number.</text:p>
      <text:h text:style-name="Heading_20_3" text:outline-level="3">REM</text:h>
      <text:p text:style-name="Text_20_body">Allows for a comment in the program.</text:p>
      <text:p text:style-name="Text_20_body">Syntax:<text:tab/>REM <text:span text:style-name="T1">any text</text:span></text:p>
      <text:p text:style-name="Text_20_body">Examples:</text:p>
      <text:p text:style-name="Preformatted_20_Text">10 REM</text:p>
      <text:p text:style-name="Preformatted_20_Text">20 REM Beginning of my first program</text:p>
      <text:p text:style-name="Preformatted_20_Text">30 REM *----*</text:p>
      <text:h text:style-name="Heading_20_3"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h text:style-name="Heading_20_3" text:outline-level="3">INPUT</text:h>
      <text:p text:style-name="Text_20_body">Prompts the user and allows the user to enter a numeric value. Non-numeric values are invalid and cause execution to stop.</text:p>
      <text:p text:style-name="Text_20_body">Syntax:<text:tab/>INPUT <text:span text:style-name="T18">[</text:span><text:span text:style-name="T4">prompt</text:span><text:span text:style-name="T18">,] </text:span><text:span text:style-name="T1">variable list</text:span></text:p>
      <text:p text:style-name="Text_20_body">Examples:</text:p>
      <text:p text:style-name="Preformatted_20_Text">60 INPUT U</text:p>
      <text:p text:style-name="Preformatted_20_Text">65 INPUT V1, V2, V3</text:p>
      <text:p text:style-name="P48">70 INPUT "Enter values: ", A, B</text:p>
      <text:p text:style-name="P28"/>
      <text:p text:style-name="P28"><text:span text:style-name="T18">The default p</text:span>rompt <text:span text:style-name="T18">is a single question mark (?) character. This prompt can be changed to any text value by specifying the</text:span> <text:span text:style-name="T18">value as the first parameter.</text:span></text:p>
      <text:p text:style-name="P28"><text:span text:style-name="T18">When multiple values are specified, they may be entered on one line with commas as separators. If an insufficient number of values is entered, BASIC will prompt for more data. These prompts are always the question mark, not the specified prompt.</text:span></text:p>
      <text:h text:style-name="P43" text:outline-level="3">IF/THEN</text:h>
      <text:p text:style-name="Text_20_body">Syntax:<text:tab/>IF <text:span text:style-name="T1">boolean expression</text:span> THEN <text:span text:style-name="T1">line number</text:span></text:p>
      <text:p text:style-name="P1">Examples:</text:p>
      <text:p text:style-name="Preformatted_20_Text">100 IF A = 1 THEN 200</text:p>
      <text:p text:style-name="Preformatted_20_Text">110 IF A &gt; B THEN 250</text:p>
      <text:p text:style-name="Preformatted_20_Text">120 IF G1 &lt;= G2 THEN 301</text:p>
      <text:p text:style-name="P1"/>
      <text:p text:style-name="P1">The boolean expression must be in the form "<text:span text:style-name="T2">expression</text:span><text:span text:style-name="T1"> operator </text:span><text:span text:style-name="T2">expression</text:span>" where <text:span text:style-name="T1">operator</text:span> is limited to the <text:span text:style-name="T18">comparion operations listed above</text:span>. Boolean operators such as "and" or "or" are not permitted. The two arguments in the boolean expression m<text:span text:style-name="T8">ay</text:span> be <text:span text:style-name="T8">numeric constants, </text:span>variables, <text:span text:style-name="T8">or arithmetic expressions. Text values </text:span>are not allowed.</text:p>
      <text:p text:style-name="P1">The "target" after the THEN keyword must be a line number; it cannot be a statement.</text:p>
      <text:h text:style-name="Heading_20_3" text:outline-level="3"><text:soft-page-break/>FOR</text:h>
      <text:p text:style-name="Text_20_body">Performs a sequence of statements for a specific number of times.</text:p>
      <text:p text:style-name="Text_20_body">Syntax:<text:tab/>PRINT <text:span text:style-name="T1">control variable = starting value</text:span><text:span text:style-name="T5"> TO </text:span><text:span text:style-name="T1">ending value</text:span></text:p>
      <text:p text:style-name="Text_20_body">Syntax:<text:tab/>PRINT <text:span text:style-name="T1">control variable = starting value</text:span><text:span text:style-name="T5"> TO </text:span><text:span text:style-name="T1">ending value</text:span><text:span text:style-name="T5"> STEP </text:span><text:span text:style-name="T1">iteration value</text:span></text:p>
      <text:p text:style-name="Text_20_body">The statements after the FOR statement (up to the accompanying NEXT statement) are repeated.</text:p>
      <text:p text:style-name="P17">The control variable may not have subscripts.</text:p>
      <text:p text:style-name="P30">The starting value, ending value, and iteration value may be integers or real.</text:p>
      <text:p text:style-name="Text_20_body"/>
      <text:p text:style-name="Text_20_body">Examples:</text:p>
      <text:p text:style-name="Preformatted_20_Text"><text:span text:style-name="T13">10 </text:span>FOR I = 1 TO 10</text:p>
      <text:p text:style-name="Preformatted_20_Text"><text:span text:style-name="T13">20 </text:span>PRINT <text:span text:style-name="T18">I</text:span></text:p>
      <text:p text:style-name="Preformatted_20_Text"><text:span text:style-name="T13">30 </text:span>NEXT I</text:p>
      <text:p text:style-name="Preformatted_20_Text"/>
      <text:p text:style-name="Preformatted_20_Text"><text:span text:style-name="T13">10 </text:span>FOR I = 1 TO 10 STEP 2</text:p>
      <text:p text:style-name="Preformatted_20_Text"><text:span text:style-name="T13">20 </text:span>PRINT <text:span text:style-name="T18">I</text:span></text:p>
      <text:p text:style-name="Preformatted_20_Text"><text:span text:style-name="T13">30 </text:span>NEXT I</text:p>
      <text:p text:style-name="Preformatted_20_Text"/>
      <text:p text:style-name="P49"><text:span text:style-name="T13">10 </text:span>FOR I = 1 TO 10.<text:span text:style-name="T18">5</text:span> STEP <text:span text:style-name="T18">0.5</text:span></text:p>
      <text:p text:style-name="P49"><text:span text:style-name="T13">20 </text:span>PRINT <text:span text:style-name="T18">I</text:span></text:p>
      <text:p text:style-name="P49"><text:span text:style-name="T13">30 </text:span>NEXT I</text:p>
      <text:p text:style-name="P49"/>
      <text:p text:style-name="P49"><text:span text:style-name="T13">10 </text:span>FOR I = 10 TO 1 STEP -1</text:p>
      <text:p text:style-name="Preformatted_20_Text"><text:span text:style-name="T13">20 </text:span>PRINT <text:span text:style-name="T18">I</text:span></text:p>
      <text:p text:style-name="Preformatted_20_Text"><text:span text:style-name="T13">30 </text:span>NEXT I</text:p>
      <text:p text:style-name="Text_20_body"/>
      <text:p text:style-name="Text_20_body">It is possible to change the value of the control value within the loop. You can write:</text:p>
      <text:p text:style-name="Preformatted_20_Text"><text:span text:style-name="T13">10 </text:span>FOR I = 1 TO 10</text:p>
      <text:p text:style-name="Preformatted_20_Text"><text:span text:style-name="T13">20 </text:span>PRINT A</text:p>
      <text:p text:style-name="Preformatted_20_Text"><text:span text:style-name="T13">30 </text:span>LET I = 2</text:p>
      <text:p text:style-name="Preformatted_20_Text"><text:span text:style-name="T13">40 </text:span>NEXT I</text:p>
      <text:p text:style-name="Text_20_body"/>
      <text:p text:style-name="Text_20_body">This will lock the program into a permanent loop, as the value of I will never reach 10.</text:p>
      <text:h text:style-name="Heading_20_3"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text:soft-page-break/>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13">10 </text:span>PRINT</text:p>
      <text:p text:style-name="Preformatted_20_Text"><text:span text:style-name="T13">20 </text:span>PRINT A</text:p>
      <text:p text:style-name="Preformatted_20_Text"><text:span text:style-name="T13">30 </text:span>PRINT A,B</text:p>
      <text:p text:style-name="Preformatted_20_Text"><text:span text:style-name="T13">40 </text:span>PRINT "Output"</text:p>
      <text:p text:style-name="Preformatted_20_Text"><text:span text:style-name="T13">50 </text:span>PRINT "Results:", R1</text:p>
      <text:p text:style-name="Preformatted_20_Text"><text:span text:style-name="T13">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13">10 </text:span>PRINT "Processing...";</text:p>
      <text:p text:style-name="Text_20_body"/>
      <text:p text:style-name="Text_20_body">... other statements that generate no output</text:p>
      <text:p text:style-name="Preformatted_20_Text"><text:span text:style-name="T13">20 </text:span>PRINT "done"</text:p>
      <text:p text:style-name="Text_20_body"/>
      <text:p text:style-name="Text_20_body">results in the text "Processing...done" on the console.</text:p>
      <text:p text:style-name="Text_20_body">Numbers are printed with automatic formatting. BASIC-1965 will print a number with the necessary number of decimal places. It is not possible to force a number of decimal places.</text:p>
      <text:h text:style-name="Heading_20_3" text:outline-level="3">GO TO</text:h>
      <text:p text:style-name="Text_20_body">Changes the flow of the program.</text:p>
      <text:p text:style-name="Text_20_body">Syntax:<text:tab/>GO TO line number</text:p>
      <text:p text:style-name="P8">Syntax:<text:tab/>GOTO line number</text:p>
      <text:p text:style-name="Text_20_body">Examples:</text:p>
      <text:p text:style-name="Preformatted_20_Text">300 GO TO 100</text:p>
      <text:p text:style-name="Text_20_body"/>
      <text:p text:style-name="Text_20_body">Notice that the command "350 GO TO 350" is legal but not sensible. The interpreter will execute line 350 repeatedly with no output. (This is called a "locked loop" or more humorously a "dynamic halt".)</text:p>
      <text:h text:style-name="Heading_20_3" text:outline-level="3">GOSUB</text:h>
      <text:p text:style-name="Text_20_body">Changes the flow of the program by calling a subroutine.</text:p>
      <text:p text:style-name="Text_20_body">Syntax:<text:tab/>GOSUB line number</text:p>
      <text:p text:style-name="Text_20_body">Examples:</text:p>
      <text:p text:style-name="Preformatted_20_Text"><text:soft-page-break/>300 GOSUB 400</text:p>
      <text:p text:style-name="Text_20_body"/>
      <text:p text:style-name="Text_20_body">Notice that the command "350 GOSUB 350" is legal but not sensible. The interpreter will execute line 350 repeatedly with no output.</text:p>
      <text:h text:style-name="Heading_20_3"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4"/>
      <text:p text:style-name="P4">A RETURN statement makes sense only after the execution of a matching GOSUB statement. A RETURN without a GOSUB will cause an error.</text:p>
      <text:h text:style-name="Heading_20_3" text:outline-level="3">DATA</text:h>
      <text:p text:style-name="Text_20_body">Specifies values for READ statements</text:p>
      <text:p text:style-name="Text_20_body">Syntax:<text:tab/>DATA <text:span text:style-name="T1">value list</text:span></text:p>
      <text:p text:style-name="Text_20_body">Values must be numeric values separated by commas. <text:span text:style-name="T12">Values must be numeric constants.</text:span></text:p>
      <text:p text:style-name="Text_20_body">Examples:</text:p>
      <text:p text:style-name="Preformatted_20_Text">390 DATA 3, 150, 175, 180</text:p>
      <text:p text:style-name="Text_20_body"/>
      <text:h text:style-name="Heading_20_3" text:outline-level="3">READ</text:h>
      <text:p text:style-name="Text_20_body">Loads variables with values from DATA statements.</text:p>
      <text:p text:style-name="Text_20_body">Syntax:<text:tab/>READ <text:span text:style-name="T1">variable list</text:span></text:p>
      <text:p text:style-name="Text_20_body">Examples:</text:p>
      <text:p text:style-name="Preformatted_20_Text">400 READ N</text:p>
      <text:p text:style-name="Preformatted_20_Text">410 READ A,B,C</text:p>
      <text:p text:style-name="Text_20_body"/>
      <text:p text:style-name="P3">Notice that the number of values in a READ statement do not have to match the number of values in DATA statements. <text:span text:style-name="T6">You may READ in pairs and define values ten per DATA. You may READ ten items from DATA statements that contain one value each.</text:span></text:p>
      <text:p text:style-name="P3">READing more values than are specified by DATA statements, in total,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p text:style-name="Text_20_body"/>
      <text:h text:style-name="Heading_20_3" text:outline-level="3"><text:soft-page-break/>END</text:h>
      <text:p text:style-name="Text_20_body">Marks the end of the program.</text:p>
      <text:p text:style-name="Text_20_body">An END statement, when executed, will force the execution of the program to stop.</text:p>
      <text:p text:style-name="Text_20_body">Syntax:<text:tab/>END</text:p>
      <text:p text:style-name="Text_20_body">Examples:</text:p>
      <text:p text:style-name="Preformatted_20_Text">999 END</text:p>
      <text:p text:style-name="Text_20_body"/>
      <text:h text:style-name="P46" text:outline-level="2">Functions</text:h>
      <text:p text:style-name="P5">Functions may be used in numeric expressions</text:p>
      <text:h text:style-name="Heading_20_3" text:outline-level="3">INT<text:span text:style-name="T7">(x)</text:span></text:h>
      <text:p text:style-name="P5">Return the integer part of a numeric value.</text:p>
      <text:h text:style-name="Heading_20_3" text:outline-level="3">RND<text:span text:style-name="T7">(x)</text:span></text:h>
      <text:p text:style-name="P5">Return a random number from 1 to x. The value is a floating-point value; RND(1) can return any value from zero to 1. A value of zero or less than zero is considered to be 1.</text:p>
      <text:h text:style-name="P37" text:outline-level="3">EXP(x)</text:h>
      <text:p text:style-name="P6"><text:span text:style-name="T9">Computes e</text:span><text:span text:style-name="T10">x</text:span>.</text:p>
      <text:h text:style-name="P37" text:outline-level="3">LOG(x)</text:h>
      <text:p text:style-name="P6"><text:span text:style-name="T11">Computes the natural log of x</text:span>. <text:span text:style-name="T11">A value of zero or a negative value will cause an error.</text:span></text:p>
      <text:h text:style-name="P38" text:outline-level="3"><text:span text:style-name="T14">ABS</text:span>(x)</text:h>
      <text:p text:style-name="P7"><text:span text:style-name="T11">Computes the absolute value of x</text:span>.</text:p>
      <text:h text:style-name="P38" text:outline-level="3"><text:span text:style-name="T14">SQR</text:span>(x)</text:h>
      <text:p text:style-name="P7"><text:span text:style-name="T11">Computes the square root of x</text:span>. <text:span text:style-name="T11">A negative value will cause an error.</text:span></text:p>
      <text:h text:style-name="P39" text:outline-level="3"><text:span text:style-name="T14">SIN</text:span>(x)</text:h>
      <text:p text:style-name="P15">Computes the sine of x, where x is in radians.</text:p>
      <text:h text:style-name="P39" text:outline-level="3"><text:span text:style-name="T16">COS</text:span>(x)</text:h>
      <text:p text:style-name="P15">Computes the cosine of x, where x is in radians.</text:p>
      <text:h text:style-name="P47"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ext:soft-page-break/>To replace a line, enter a line with the number of the old line. You must enter the entire line; there are no 'line editing' capabilities.</text:p>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p text:style-name="Standard"/>
      <text:h text:style-name="Heading_20_3" text:outline-level="3">Matrix operations</text:h>
      <text:p text:style-name="Standard">The decision to omit matrix operations was easy, given the complexity of the MAT INV operation. Inverting matrices is not trivial and I am not writing that code. (At least not yet.)</text:p>
      <text:h text:style-name="Heading_20_2" text:outline-level="2">Planned changes</text:h>
      <text:p text:style-name="Standard">Implement subscripts for variables and the DIM statement</text:p>
      <text:p text:style-name="Standard"/>
      <text:p text:style-name="P18">Implement functions TAN(), ATN(), SGN()</text:p>
      <text:h text:style-name="Heading_20_2" text:outline-level="2">Alkaline – a twist on BASIC</text:h>
      <text:p text:style-name="P20">Writing the BASIC-1965 interpreter has given me insights into the BASIC language. Always willing to make improvements, I have several ideas for a newer, better BASIC language.</text:p>
      <text:p text:style-name="P20"/>
      <text:p text:style-name="P21">Alkaline keeps the flavor of BASIC while making several changes. Some might argue that Alkaline is not BASIC – and they are correct. It is different from BASIC and defferent enough that I picked a different name.</text:p>
      <text:h text:style-name="P40" text:outline-level="3">Initial variables</text:h>
      <text:p text:style-name="P17">Built for web services, Alkaline allows a web request to specify values for variables. The values are assigned before the program runs.</text:p>
      <text:h text:style-name="P41" text:outline-level="3">Subscripts</text:h>
      <text:p text:style-name="P14">Variables may have any number of subscripts with indexes of any integer values (positive or negative).</text:p>
      <text:p text:style-name="P14">Variables may exist in multiple forms: not subscripted, subscripted with one index, or subscripted with two indices, etc. Each form is distinct and can co-exist with other forms. (So you can have A, <text:soft-page-break/>A(2), A(2,0), and A(1,2,3) as distinct variables.)</text:p>
      <text:h text:style-name="P40" text:outline-level="3">No INPUT statement</text:h>
      <text:p text:style-name="P17">Alkaline is designed for web services, with no interaction with the user. Thus, data can be supplied via DATA statements but not acquired via INPUT statements.</text:p>
      <text:h text:style-name="Heading_20_3" text:outline-level="3">NEXT statement</text:h>
      <text:p text:style-name="P20">Don't use a control variable. Instead, remember the most recent FOR statement. <text:span text:style-name="T15">Something like:</text:span></text:p>
      <text:p text:style-name="P20"/>
      <text:p text:style-name="Preformatted_20_Text">10 FOR I = 1 TO 10</text:p>
      <text:p text:style-name="Preformatted_20_Text">20 FOR J = 1 TO 5</text:p>
      <text:p text:style-name="Preformatted_20_Text">30 PRINT I*J</text:p>
      <text:p text:style-name="P22">40 NEXT</text:p>
      <text:p text:style-name="P22">50 NEXT</text:p>
      <text:p text:style-name="Preformatted_20_Text">99 END</text:p>
      <text:p text:style-name="Preformatted_20_Text"/>
      <text:h text:style-name="P42" text:outline-level="3">DATA statements</text:h>
      <text:p text:style-name="P13">Execute DATA statements in-line (as regular statements) and not as the program starts. (This is the way BASIC-1965 executes DATA statements now.)</text:p>
      <text:h text:style-name="Heading_20_3" text:outline-level="3">IF/ELSE/ENDIF statements</text:h>
      <text:p text:style-name="P20">Create a new set of statements for IF, ELSE, and ENDIF. Something like:</text:p>
      <text:p text:style-name="P20"/>
      <text:p text:style-name="Preformatted_20_Text">10 LET A=10</text:p>
      <text:p text:style-name="P22">20 IF A &gt; 20</text:p>
      <text:p text:style-name="Preformatted_20_Text">30 PRINT "A is large"</text:p>
      <text:p text:style-name="P22">40 ELSE</text:p>
      <text:p text:style-name="Preformatted_20_Text">50 PRINT "A is small"</text:p>
      <text:p text:style-name="P22">60 ENDIF</text:p>
      <text:p text:style-name="Preformatted_20_Text">99 END</text:p>
      <text:p text:style-name="Preformatted_20_Text"/>
      <text:h text:style-name="Heading_20_3" text:outline-level="3">WHILE/WEND statements</text:h>
      <text:p text:style-name="P20">Create a new set of statements for WHILE and WEND. Something like:</text:p>
      <text:p text:style-name="P20"/>
      <text:p text:style-name="Preformatted_20_Text">10 LET A=10</text:p>
      <text:p text:style-name="P22">20 WHILE A &gt; 0</text:p>
      <text:p text:style-name="Preformatted_20_Text">30 PRINT A</text:p>
      <text:p text:style-name="Preformatted_20_Text">40 LET A=A-1</text:p>
      <text:p text:style-name="P22">50 WEND</text:p>
      <text:p text:style-name="Preformatted_20_Text">60 PRINT "Done"</text:p>
      <text:p text:style-name="Preformatted_20_Text">99 END</text:p>
      <text:p text:style-name="Preformatted_20_Tex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50M14S</meta:editing-duration>
    <meta:editing-cycles>20</meta:editing-cycles>
    <meta:generator>LibreOffice/4.3.3.2$Linux_x86 LibreOffice_project/430m0$Build-2</meta:generator>
    <dc:date>2015-04-14T13:45:04.803095542</dc:date>
    <meta:document-statistic meta:table-count="2" meta:image-count="0" meta:object-count="0" meta:page-count="10" meta:paragraph-count="293" meta:word-count="2430" meta:character-count="13761" meta:non-whitespace-character-count="11627"/>
    <meta:user-defined meta:name="Info 1"/>
    <meta:user-defined meta:name="Info 2"/>
    <meta:user-defined meta:name="Info 3"/>
    <meta:user-defined meta:name="Info 4"/>
  </office:meta>
</office:document-meta>
</file>